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Semana 2: Java y Bases de Datos Avanzadas**<text:line-break/><text:line-break/>---<text:line-break/><text:line-break/>**1. Uso de PreparedStatement para consultas parametrizadas.**<text:line-break/><text:line-break/>- **Definición**: `PreparedStatement` es una interfaz en JDBC que permite la ejecución de consultas SQL parametrizadas. Ofrece ventajas en términos de rendimiento y seguridad, especialmente evitando inyecciones SQL.<text:line-break/><text:line-break/>- **Ejemplo**:<text:line-break/> <text:s/>Para insertar un nuevo libro en una tabla de libros:<text:line-break/><text:line-break/> <text:s/>```java<text:line-break/> <text:s/>String insertSQL = "INSERT INTO books (title, author) VALUES (?, ?)";<text:line-break/> <text:s/>PreparedStatement preparedStatement = connection.prepareStatement(insertSQL);<text:line-break/> <text:s/>preparedStatement.setString(1, "Java Programming");<text:line-break/> <text:s/>preparedStatement.setString(2, "John Doe");<text:line-break/> <text:s/>preparedStatement.executeUpdate();<text:line-break/> <text:s/>```<text:line-break/><text:line-break/>---<text:line-break/><text:line-break/>**2. Transacciones en JDBC.**<text:line-break/><text:line-break/>- **Definición**: Una transacción es una serie de operaciones que se tratan como una sola unidad. En JDBC, se pueden usar transacciones para garantizar que un conjunto de operaciones se complete (commit) o no se realice en absoluto (rollback) en caso de error.<text:line-break/><text:line-break/>- **Ejemplo**:<text:line-break/> <text:s/>Suponiendo que queremos transferir dinero entre dos cuentas:<text:line-break/><text:line-break/> <text:s/>```java<text:line-break/> <text:s/>connection.setAutoCommit(false);<text:line-break/><text:line-break/> <text:s/>try {<text:line-break/> <text:s text:c="5"/>// Deduct from account A<text:line-break/> <text:s text:c="5"/>preparedStatement = connection.prepareStatement("UPDATE account SET balance = balance - ? WHERE id = ?");<text:line-break/> <text:s text:c="5"/>preparedStatement.setDouble(1, 100.0);<text:line-break/> <text:s text:c="5"/>preparedStatement.setInt(2, 1);<text:line-break/> <text:s text:c="5"/>preparedStatement.executeUpdate();<text:line-break/><text:line-break/> <text:s text:c="5"/>// Add to account B<text:line-break/> <text:s text:c="5"/>preparedStatement = connection.prepareStatement("UPDATE account SET balance = balance + ? WHERE id = ?");<text:line-break/> <text:s text:c="5"/>preparedStatement.setDouble(1, 100.0);<text:line-break/> <text:s text:c="5"/>preparedStatement.setInt(2, 2);<text:line-break/> <text:s text:c="5"/>preparedStatement.executeUpdate();<text:line-break/><text:line-break/> <text:s text:c="5"/>connection.commit();<text:line-break/> <text:s/>} catch (SQLException e) {<text:line-break/><text:soft-page-break/> <text:s text:c="5"/>connection.rollback();<text:line-break/> <text:s/>}<text:line-break/> <text:s/>```<text:line-break/><text:line-break/>---<text:line-break/><text:line-break/>**3. Uso del patrón DAO (Data Access Object) para estructurar el acceso a datos.**<text:line-break/><text:line-break/>- **Definición**: El patrón DAO encapsula el acceso a la fuente de datos para separar la lógica de negocio de las operaciones de acceso a datos.<text:line-break/><text:line-break/>- **Ejemplo**:<text:line-break/><text:line-break/> <text:s/>Supongamos que queremos encapsular el acceso a una tabla de libros:<text:line-break/><text:line-break/> <text:s/>```java<text:line-break/> <text:s/>public class BookDAO {<text:line-break/> <text:s text:c="5"/>private Connection connection;<text:line-break/><text:line-break/> <text:s text:c="5"/>public BookDAO(Connection connection) {<text:line-break/> <text:s text:c="9"/>this.connection = connection;<text:line-break/> <text:s text:c="5"/>}<text:line-break/><text:line-break/> <text:s text:c="5"/>public Book getBookById(int id) throws SQLException {<text:line-break/> <text:s text:c="9"/>String query = "SELECT * FROM books WHERE id = ?";<text:line-break/> <text:s text:c="9"/>PreparedStatement preparedStatement = connection.prepareStatement(query);<text:line-break/> <text:s text:c="9"/>preparedStatement.setInt(1, id);<text:line-break/> <text:s text:c="9"/>ResultSet resultSet = preparedStatement.executeQuery();<text:line-break/> <text:s text:c="9"/>if (resultSet.next()) {<text:line-break/> <text:s text:c="13"/>return new Book(resultSet.getInt("id"), resultSet.getString("title"), resultSet.getString("author"));<text:line-break/> <text:s text:c="9"/>}<text:line-break/> <text:s text:c="9"/>return null;<text:line-break/> <text:s text:c="5"/>}<text:line-break/><text:line-break/> <text:s text:c="5"/>// Other CRUD operations can be defined similarly.<text:line-break/> <text:s/>}<text:line-break/> <text:s/>```<text:line-break/><text:line-break/>---<text:line-break/><text:line-break/>**4. Pools de conexiones con c3p0 o HikariCP.**<text:line-break/><text:line-break/>- **Definición**: Un pool de conexiones es un conjunto de conexiones a la base de datos que se mantienen vivas y se reutilizan, mejorando así el rendimiento y el uso de recursos.<text:line-break/><text:line-break/>- **Ejemplo** (usando HikariCP):<text:line-break/><text:line-break/> <text:s/>```java<text:line-break/> <text:s/>HikariConfig config = new HikariConfig();<text:line-break/> <text:s/>config.setJdbcUrl("jdbc:sqlserver://[server-name];databaseName=[database-name]");<text:line-break/> <text:s/>config.setUsername("user");<text:line-break/><text:soft-page-break/> <text:s/>config.setPassword("password");<text:line-break/> <text:s/>HikariDataSource dataSource = new HikariDataSource(config);<text:line-break/><text:line-break/> <text:s/>Connection connection = dataSource.getConnection();<text:line-break/> <text:s/>// Use the connection...<text:line-break/><text:line-break/> <text:s/>connection.close(); // This returns the connection to the pool, not actually closing it.<text:line-break/> <text:s/>```<text:line-break/><text:line-break/>---<text:line-break/><text:line-break/>**Ejercicio Práctico**:<text:line-break/><text:line-break/>**Objetivo**: Crear una aplicación que permita a los usuarios registrar sus libros favoritos (título y autor) y luego buscar un libro por su título usando PreparedStatement, patrón DAO y un pool de conexiones.<text:line-break/><text:line-break/>**Instrucciones**:<text:line-break/><text:line-break/>1. Diseña una tabla `favorite_books` con columnas `id`, `title`, y `author`.<text:line-break/>2. Configura un pool de conexiones usando HikariCP.<text:line-break/>3. Utiliza el patrón DAO para encapsular el acceso a datos.<text:line-break/>4. Implementa una función que permita a los usuarios registrar un libro.<text:line-break/>5. Implementa una función que permita buscar un libro por su título usando PreparedStatement.<text:line-break/>6. Asegúrate de manejar posibles errores, como entradas duplicadas o búsqueda de un libro no registrado.<text:line-break/><text:line-break/>---<text:line-break/><text:line-break/>**Recomendaciones**:<text:line-break/><text:line-break/>- Siempre cierra las conexiones, sentencias y conjuntos de resultados para liberar recursos, especialmente cuando usas un pool de conexiones.<text:line-break/>- Utiliza `PreparedStatement` en lugar de sentencias estáticas para prevenir inyecciones SQL.<text:line-break/>- Encapsula el acceso a datos utilizando el patrón DAO para separar responsabilidades y hacer el código más mantenible.<text:line-break/>- Monitoriza el uso del pool de conexiones para asegurarte de que estás usando el tamaño adecuado y evita los agotamientos de conexi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02:28:18.499000000</meta:creation-date>
    <dc:date>2023-08-28T02:30:12.852000000</dc:date>
    <meta:editing-duration>PT44S</meta:editing-duration>
    <meta:editing-cycles>1</meta:editing-cycles>
    <meta:document-statistic meta:table-count="0" meta:image-count="0" meta:object-count="0" meta:page-count="3" meta:paragraph-count="1" meta:word-count="585" meta:character-count="4790" meta:non-whitespace-character-count="3907"/>
    <meta:generator>LibreOffice/7.5.1.2$Windows_X86_64 LibreOffice_project/fcbaee479e84c6cd81291587d2ee68cba099e129</meta:generator>
  </office:meta>
</office:document-meta>
</file>